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b2b2b2" draw:marker-start-width="0.227cm" draw:marker-end-width="0.227cm" draw:fill="solid" draw:fill-color="#dddddd" draw:textarea-horizontal-align="justify" draw:textarea-vertical-align="middle" draw:auto-grow-height="false" fo:min-height="0cm" fo:min-width="1.41cm" fo:padding-top="0.134cm" fo:padding-bottom="0.134cm" fo:padding-left="0.259cm" fo:padding-right="0.259cm"/>
    </style:style>
    <style:style style:name="gr2" style:family="graphic" style:parent-style-name="standard">
      <style:graphic-properties draw:stroke="dash" draw:stroke-dash="Double_20_Dash" svg:stroke-width="0.018cm" svg:stroke-color="#000000" draw:marker-start-width="0.227cm" draw:marker-end-width="0.227cm" svg:stroke-linecap="butt" draw:fill="none" draw:textarea-horizontal-align="justify" draw:textarea-vertical-align="middle" draw:auto-grow-height="false" fo:min-height="9.332cm" fo:min-width="9.082cm" fo:padding-top="0.134cm" fo:padding-bottom="0.134cm" fo:padding-left="0.259cm" fo:padding-right="0.259cm"/>
    </style:style>
    <style:style style:name="gr3" style:family="graphic" style:parent-style-name="standard">
      <style:graphic-properties draw:stroke="dash" draw:stroke-dash="Double_20_Dash" svg:stroke-width="0.018cm" svg:stroke-color="#000000" draw:marker-start-width="0.227cm" draw:marker-end-width="0.227cm" svg:stroke-linecap="butt" draw:fill="none" draw:textarea-horizontal-align="justify" draw:textarea-vertical-align="middle" draw:auto-grow-height="false" fo:min-height="9.332cm" fo:min-width="12.082cm" fo:padding-top="0.134cm" fo:padding-bottom="0.134cm" fo:padding-left="0.259cm" fo:padding-right="0.259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="solid" draw:fill-color="#b85c00" draw:textarea-horizontal-align="justify" draw:textarea-vertical-align="middle" draw:auto-grow-height="false" fo:min-height="11.55cm" fo:min-width="25cm" fo:padding-top="0.134cm" fo:padding-bottom="0.134cm" fo:padding-left="0.259cm" fo:padding-right="0.259cm"/>
    </style:style>
    <style:style style:name="gr5" style:family="graphic" style:parent-style-name="Arrow_20_Line" style:list-style-name="L1">
      <style:graphic-properties svg:stroke-width="0.018cm" draw:marker-start-width="0.227cm" draw:marker-end-width="0.227cm" draw:textarea-vertical-align="middle"/>
      <style:paragraph-properties style:writing-mode="lr-tb"/>
    </style:style>
    <style:style style:name="gr6" style:family="graphic" style:parent-style-name="Arrow_20_Line" style:list-style-name="L1">
      <style:graphic-properties svg:stroke-width="0.018cm" draw:marker-start-width="0.227cm" draw:marker-end-width="0.227cm" draw:textarea-vertical-align="middle"/>
      <style:paragraph-properties style:writing-mode="lr-tb"/>
    </style:style>
    <style:style style:name="gr7" style:family="graphic" style:parent-style-name="objectwithoutfill">
      <style:graphic-properties draw:stroke="solid" svg:stroke-width="0.018cm" svg:stroke-color="#000000" draw:marker-start-width="0.227cm" draw:marker-end-width="0.227cm" draw:fill="none" draw:textarea-horizontal-align="center" draw:textarea-vertical-align="middle" fo:padding-top="0.134cm" fo:padding-bottom="0.134cm" fo:padding-left="0.259cm" fo:padding-right="0.259cm"/>
    </style:style>
    <style:style style:name="gr8" style:family="graphic" style:parent-style-name="Arrow_20_Line" style:list-style-name="L1">
      <style:graphic-properties svg:stroke-width="0.018cm" draw:marker-start-width="0.227cm" draw:marker-end-width="0.227cm" draw:textarea-vertical-align="middle"/>
      <style:paragraph-properties style:writing-mode="lr-tb"/>
    </style:style>
    <style:style style:name="gr9" style:family="graphic" style:parent-style-name="Arrow_20_Line" style:list-style-name="L1">
      <style:graphic-properties svg:stroke-width="0.018cm" draw:marker-start-width="0.227cm" draw:marker-end-width="0.227cm" draw:textarea-vertical-align="middle"/>
      <style:paragraph-properties style:writing-mode="lr-tb"/>
    </style:style>
    <style:style style:name="gr10" style:family="graphic" style:parent-style-name="Arrow_20_Line" style:list-style-name="L1">
      <style:graphic-properties svg:stroke-width="0.018cm" draw:marker-start-width="0.227cm" draw:marker-end-width="0.227cm" draw:textarea-vertical-align="middle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18cm" svg:stroke-color="#e6e905" draw:marker-start-width="0.227cm" draw:marker-end-width="0.227cm" draw:fill-color="#ffffd7" draw:textarea-horizontal-align="justify" draw:textarea-vertical-align="middle" draw:auto-grow-height="false" fo:min-height="0.501cm" fo:min-width="3.001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standard">
      <style:graphic-properties draw:stroke="dash" draw:stroke-dash="Double_20_Dash" svg:stroke-width="0.035cm" svg:stroke-color="#000000" draw:marker-start-width="0.252cm" draw:marker-end-width="0.252cm" svg:stroke-linecap="butt" draw:fill="none" draw:textarea-horizontal-align="justify" draw:textarea-vertical-align="middle" draw:auto-grow-height="false" fo:min-height="9.332cm" fo:min-width="9.082cm" fo:padding-top="0.142cm" fo:padding-bottom="0.142cm" fo:padding-left="0.267cm" fo:padding-right="0.267cm"/>
    </style:style>
    <style:style style:name="gr13" style:family="graphic" style:parent-style-name="standard">
      <style:graphic-properties draw:stroke="dash" draw:stroke-dash="Double_20_Dash" svg:stroke-width="0.035cm" svg:stroke-color="#000000" draw:marker-start-width="0.252cm" draw:marker-end-width="0.252cm" svg:stroke-linecap="butt" draw:fill="none" draw:textarea-horizontal-align="justify" draw:textarea-vertical-align="middle" draw:auto-grow-height="false" fo:min-height="9.332cm" fo:min-width="12.082cm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8.932cm" fo:min-width="8.682cm" fo:padding-top="0.134cm" fo:padding-bottom="0.134cm" fo:padding-left="0.259cm" fo:padding-right="0.259cm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8.532cm" fo:min-width="11.282cm" fo:padding-top="0.134cm" fo:padding-bottom="0.134cm" fo:padding-left="0.259cm" fo:padding-right="0.259cm"/>
      <style:paragraph-properties style:writing-mode="lr-tb"/>
    </style:style>
    <style:style style:name="gr16" style:family="graphic" style:parent-style-name="standard">
      <style:graphic-properties draw:stroke="solid" svg:stroke-width="0.018cm" svg:stroke-color="#e6e905" draw:marker-start-width="0.227cm" draw:marker-end-width="0.227cm" draw:fill-color="#ffffd7" draw:textarea-horizontal-align="justify" draw:textarea-vertical-align="middle" draw:auto-grow-height="false" fo:min-height="0.501cm" fo:min-width="3.001cm" fo:padding-top="0cm" fo:padding-bottom="0cm" fo:padding-left="0cm" fo:padding-right="0cm" fo:wrap-option="no-wrap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18cm" svg:stroke-color="#e6e905" draw:marker-start-width="0.227cm" draw:marker-end-width="0.227cm" draw:fill-color="#ffffd7" draw:textarea-horizontal-align="justify" draw:textarea-vertical-align="middle" draw:auto-grow-height="false" fo:min-height="1.001cm" fo:min-width="3.201cm" fo:padding-top="0cm" fo:padding-bottom="0cm" fo:padding-left="0cm" fo:padding-right="0cm" fo:wrap-option="no-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18cm" svg:stroke-color="#e6e905" draw:marker-start-width="0.227cm" draw:marker-end-width="0.227cm" draw:fill-color="#ffffd7" draw:textarea-horizontal-align="justify" draw:textarea-vertical-align="middle" draw:auto-grow-height="false" fo:min-height="1.001cm" fo:min-width="3.701cm" fo:padding-top="0cm" fo:padding-bottom="0cm" fo:padding-left="0cm" fo:padding-right="0cm" fo:wrap-option="no-wrap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center" draw:textarea-vertical-align="middle" draw:auto-grow-height="false" fo:min-height="1.42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dash" draw:stroke-dash="Double_20_Dash" svg:stroke-width="0.018cm" svg:stroke-color="#000000" draw:marker-start-width="0.227cm" draw:marker-end-width="0.227cm" svg:stroke-linecap="butt" draw:fill="solid" draw:fill-color="#7b3d00" draw:textarea-horizontal-align="justify" draw:textarea-vertical-align="middle" draw:auto-grow-height="false" fo:min-height="0.398cm" fo:min-width="0.5cm" fo:padding-top="0.134cm" fo:padding-bottom="0.134cm" fo:padding-left="0.259cm" fo:padding-right="0.259cm"/>
    </style:style>
    <style:style style:name="gr21" style:family="graphic" style:parent-style-name="standard">
      <style:graphic-properties draw:stroke="solid" svg:stroke-width="0cm" svg:stroke-color="#000000" draw:marker-start-width="0.227cm" draw:marker-end-width="0.227cm" draw:fill="solid" draw:fill-color="#b85c00" draw:textarea-horizontal-align="justify" draw:textarea-vertical-align="middle" draw:auto-grow-height="false" fo:min-height="11.55cm" fo:min-width="25cm" fo:padding-top="0.134cm" fo:padding-bottom="0.134cm" fo:padding-left="0.259cm" fo:padding-right="0.259cm"/>
    </style:style>
    <style:style style:name="gr22" style:family="graphic" style:parent-style-name="Arrow_20_Line" style:list-style-name="L1">
      <style:graphic-properties svg:stroke-width="0.018cm" draw:marker-start-width="0.227cm" draw:marker-end-width="0.227cm" draw:textarea-vertical-align="middle"/>
      <style:paragraph-properties style:writing-mode="lr-tb"/>
    </style:style>
    <style:style style:name="gr23" style:family="graphic" style:parent-style-name="Arrow_20_Line" style:list-style-name="L1">
      <style:graphic-properties svg:stroke-width="0.018cm" draw:marker-start-width="0.227cm" draw:marker-end-width="0.227cm" draw:textarea-vertical-align="middle"/>
      <style:paragraph-properties style:writing-mode="lr-tb"/>
    </style:style>
    <style:style style:name="gr24" style:family="graphic" style:parent-style-name="standard">
      <style:graphic-properties draw:stroke="dash" draw:stroke-dash="Double_20_Dash" svg:stroke-width="0.018cm" svg:stroke-color="#000000" draw:marker-start-width="0.227cm" draw:marker-end-width="0.227cm" svg:stroke-linecap="butt" draw:fill="solid" draw:fill-color="#7b3d00" draw:textarea-horizontal-align="justify" draw:textarea-vertical-align="middle" draw:auto-grow-height="false" fo:min-height="0.38cm" fo:min-width="0.482cm" fo:padding-top="0.134cm" fo:padding-bottom="0.134cm" fo:padding-left="0.259cm" fo:padding-right="0.259cm"/>
    </style:style>
    <style:style style:name="gr25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6" style:family="graphic" style:parent-style-name="standard">
      <style:graphic-properties draw:stroke="solid" svg:stroke-width="0.018cm" svg:stroke-color="#000000" draw:marker-start-width="0.254cm" draw:marker-end-width="0.254cm" draw:fill="hatch" draw:fill-hatch-name="Yellow_20_45_20_Degrees_20_Crossed" draw:textarea-horizontal-align="justify" draw:textarea-vertical-align="middle" draw:auto-grow-height="false" fo:min-height="0.032cm" fo:min-width="12.932cm" fo:padding-top="0.143cm" fo:padding-bottom="0.143cm" fo:padding-left="0.268cm" fo:padding-right="0.268cm"/>
    </style:style>
    <style:style style:name="gr27" style:family="graphic" style:parent-style-name="standard" style:list-style-name="L1">
      <style:graphic-properties draw:stroke="solid" svg:stroke-width="0.018cm" svg:stroke-color="#e6e905" draw:marker-start-width="0.227cm" draw:marker-end-width="0.227cm" draw:fill-color="#ffffd7" draw:textarea-horizontal-align="justify" draw:textarea-vertical-align="middle" draw:auto-grow-height="false" fo:min-height="2.601cm" fo:min-width="6.5cm" fo:padding-top="0cm" fo:padding-bottom="0cm" fo:padding-left="0cm" fo:padding-right="0cm" fo:wrap-option="no-wrap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18cm" svg:stroke-color="#e6e905" draw:marker-start-width="0.227cm" draw:marker-end-width="0.227cm" draw:fill-color="#ffffd7" draw:textarea-horizontal-align="justify" draw:textarea-vertical-align="middle" draw:auto-grow-height="false" fo:min-height="0.501cm" fo:min-width="2.101cm" fo:padding-top="0cm" fo:padding-bottom="0cm" fo:padding-left="0cm" fo:padding-right="0cm" fo:wrap-option="no-wrap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18cm" svg:stroke-color="#e6e905" draw:marker-start-width="0.227cm" draw:marker-end-width="0.227cm" draw:fill-color="#ffffd7" draw:textarea-horizontal-align="justify" draw:textarea-vertical-align="middle" draw:auto-grow-height="false" fo:min-height="1.501cm" fo:min-width="6.5cm" fo:padding-top="0cm" fo:padding-bottom="0cm" fo:padding-left="0cm" fo:padding-right="0cm" fo:wrap-option="no-wrap"/>
      <style:paragraph-properties style:writing-mode="lr-tb"/>
    </style:style>
    <style:style style:name="gr30" style:family="graphic" style:parent-style-name="standard">
      <style:graphic-properties svg:stroke-width="0.018cm" svg:stroke-color="#000000" draw:marker-start-width="0.254cm" draw:marker-end-width="0.254cm" draw:fill-color="#b85c00" draw:textarea-horizontal-align="justify" draw:textarea-vertical-align="middle" draw:auto-grow-height="false" fo:min-height="9.914cm" fo:min-width="0.264cm" fo:padding-top="0.143cm" fo:padding-bottom="0.143cm" fo:padding-left="0.268cm" fo:padding-right="0.268cm"/>
    </style:style>
    <style:style style:name="gr31" style:family="graphic" style:parent-style-name="standard" style:list-style-name="L1">
      <style:graphic-properties draw:stroke="solid" svg:stroke-width="0.018cm" svg:stroke-color="#e6e905" draw:marker-start-width="0.227cm" draw:marker-end-width="0.227cm" draw:fill-color="#ffffd7" draw:textarea-horizontal-align="justify" draw:textarea-vertical-align="middle" draw:auto-grow-height="false" fo:min-height="1.501cm" fo:min-width="5.001cm" fo:padding-top="0cm" fo:padding-bottom="0cm" fo:padding-left="0cm" fo:padding-right="0cm" fo:wrap-option="no-wrap"/>
      <style:paragraph-properties style:writing-mode="lr-tb"/>
    </style:style>
    <style:style style:name="gr32" style:family="graphic" style:parent-style-name="standard">
      <style:graphic-properties svg:stroke-width="0.018cm" svg:stroke-color="#b2b2b2" draw:marker-start-width="0.227cm" draw:marker-end-width="0.227cm" draw:fill-color="#cccccc" draw:textarea-horizontal-align="justify" draw:textarea-vertical-align="middle" draw:auto-grow-height="false" fo:min-height="0cm" fo:min-width="0.724cm" fo:padding-top="0.134cm" fo:padding-bottom="0.134cm" fo:padding-left="0.259cm" fo:padding-right="0.259cm"/>
    </style:style>
    <style:style style:name="gr33" style:family="graphic" style:parent-style-name="standard">
      <style:graphic-properties svg:stroke-width="0.018cm" svg:stroke-color="#b2b2b2" draw:marker-start-width="0.227cm" draw:marker-end-width="0.227cm" draw:fill-color="#cccccc" draw:textarea-horizontal-align="justify" draw:textarea-vertical-align="middle" draw:auto-grow-height="false" fo:min-height="0cm" fo:min-width="0.682cm" fo:padding-top="0.134cm" fo:padding-bottom="0.134cm" fo:padding-left="0.259cm" fo:padding-right="0.259cm"/>
    </style:style>
    <style:style style:name="gr34" style:family="graphic" style:parent-style-name="objectwithoutfill">
      <style:graphic-properties draw:stroke="dash" draw:stroke-dash="Dot" svg:stroke-width="0.018cm" svg:stroke-color="#b2b2b2" draw:marker-start-width="0.227cm" draw:marker-end-width="0.227cm" svg:stroke-linecap="butt" draw:fill="none" draw:textarea-vertical-align="middle" fo:padding-top="0.134cm" fo:padding-bottom="0.134cm" fo:padding-left="0.259cm" fo:padding-right="0.259cm"/>
    </style:style>
    <style:style style:name="gr35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6" style:family="graphic" style:parent-style-name="standard">
      <style:graphic-properties svg:stroke-width="0.018cm" svg:stroke-color="#b2b2b2" draw:marker-start-width="0.227cm" draw:marker-end-width="0.227cm" draw:fill-color="#cccccc" draw:textarea-horizontal-align="justify" draw:textarea-vertical-align="middle" draw:auto-grow-height="false" fo:min-height="0.332cm" fo:min-width="0.482cm" fo:padding-top="0.134cm" fo:padding-bottom="0.134cm" fo:padding-left="0.259cm" fo:padding-right="0.259cm"/>
    </style:style>
    <style:style style:name="gr37" style:family="graphic" style:parent-style-name="standard" style:list-style-name="L1">
      <style:graphic-properties draw:stroke="solid" svg:stroke-width="0.018cm" svg:stroke-color="#e6e905" draw:marker-start-width="0.227cm" draw:marker-end-width="0.227cm" draw:fill-color="#ffffd7" draw:textarea-horizontal-align="justify" draw:textarea-vertical-align="middle" draw:auto-grow-height="false" fo:min-height="0.501cm" fo:min-width="3.001cm" fo:padding-top="0cm" fo:padding-bottom="0cm" fo:padding-left="0cm" fo:padding-right="0cm" fo:wrap-option="no-wrap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  <style:text-properties fo:language="en" fo:country="US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="solid" draw:fill-color="#b85c00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end"/>
      <style:text-properties fo:language="en" fo:country="US"/>
    </style:style>
    <style:style style:name="P7" style:family="paragraph">
      <style:paragraph-properties fo:margin-left="0cm" fo:margin-right="0cm" fo:text-align="center" fo:text-indent="0cm" style:writing-mode="lr-tb"/>
      <style:text-properties style:font-name="Liberation Sans" fo:font-size="10pt" fo:language="en" fo:country="US" style:letter-kerning="true" style:font-name-asian="Microsoft YaHei" style:font-size-asian="10pt" style:font-name-complex="Arial Unicode MS" style:font-size-complex="10pt"/>
    </style:style>
    <style:style style:name="P8" style:family="paragraph">
      <loext:graphic-properties draw:fill-color="#ffffd7"/>
      <style:paragraph-properties fo:margin-left="0cm" fo:margin-right="0cm" fo:text-align="center" fo:text-indent="0cm" style:writing-mode="lr-tb"/>
      <style:text-properties style:font-name="Liberation Sans" fo:font-size="10pt" fo:language="en" fo:country="US" style:letter-kerning="true" style:font-name-asian="Microsoft YaHei" style:font-size-asian="10pt" style:font-name-complex="Arial Unicode MS" style:font-size-complex="10pt"/>
    </style:style>
    <style:style style:name="P9" style:family="paragraph">
      <style:paragraph-properties fo:text-align="center" style:writing-mode="lr-tb"/>
      <style:text-properties fo:font-size="14pt" fo:language="en" fo:country="US"/>
    </style:style>
    <style:style style:name="P10" style:family="paragraph">
      <loext:graphic-properties draw:fill="none"/>
      <style:paragraph-properties fo:text-align="center" style:writing-mode="lr-tb"/>
      <style:text-properties fo:font-size="14pt" fo:language="en" fo:country="US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style:font-size-asian="14pt" style:font-size-complex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style:font-size-asian="14pt" style:font-size-complex="14pt"/>
    </style:style>
    <style:style style:name="P13" style:family="paragraph">
      <style:paragraph-properties fo:text-align="center" style:writing-mode="lr-tb"/>
      <style:text-properties fo:font-size="10pt" fo:language="en" fo:country="US" style:font-size-asian="10pt" style:font-size-complex="10pt"/>
    </style:style>
    <style:style style:name="P14" style:family="paragraph">
      <loext:graphic-properties draw:fill-color="#ffffd7"/>
      <style:paragraph-properties fo:text-align="center" style:writing-mode="lr-tb"/>
      <style:text-properties fo:font-size="10pt" fo:language="en" fo:country="US" style:font-size-asian="10pt" style:font-size-complex="10pt"/>
    </style:style>
    <style:style style:name="P15" style:family="paragraph">
      <loext:graphic-properties draw:fill="none"/>
      <style:paragraph-properties style:writing-mode="lr-tb"/>
      <style:text-properties style:text-position="0% 100%" fo:font-size="20pt" fo:language="en" fo:country="US" fo:font-weight="bold"/>
    </style:style>
    <style:style style:name="P16" style:family="paragraph">
      <loext:graphic-properties draw:fill="solid" draw:fill-color="#7b3d00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hatch" draw:fill-hatch-name="Yellow_20_45_20_Degrees_20_Crossed"/>
      <style:paragraph-properties fo:text-align="center"/>
    </style:style>
    <style:style style:name="P19" style:family="paragraph">
      <loext:graphic-properties draw:fill-color="#b85c00"/>
      <style:paragraph-properties fo:text-align="center"/>
      <style:text-properties style:text-position="0% 100%"/>
    </style:style>
    <style:style style:name="P20" style:family="paragraph">
      <loext:graphic-properties draw:fill-color="#cccccc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language="en" fo:country="US" style:letter-kerning="true" style:font-name-asian="Microsoft YaHei" style:font-size-asian="10pt" style:font-name-complex="Arial Unicode MS" style:font-size-complex="10pt"/>
    </style:style>
    <style:style style:name="T3" style:family="text">
      <style:text-properties fo:font-size="14pt" fo:language="en" fo:country="US"/>
    </style:style>
    <style:style style:name="T4" style:family="text">
      <style:text-properties style:font-name="Liberation Sans1" fo:font-size="14pt" fo:language="en" fo:country="US" style:font-name-asian="Liberation Sans1" style:font-name-complex="Liberation Sans1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 fo:font-size="14pt" fo:language="en" fo:country="US" style:font-name-asian="Liberation Sans1" style:font-size-asian="14pt" style:font-name-complex="Liberation Sans1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0pt" fo:language="en" fo:country="US" style:font-size-asian="10pt" style:font-size-complex="10pt"/>
    </style:style>
    <style:style style:name="T9" style:family="text">
      <style:text-properties style:text-position="0% 100%" fo:font-size="20pt" fo:language="en" fo:country="US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0.25cm" svg:x="3.85cm" svg:y="15.9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0.25cm" svg:x="25.85cm" svg:y="15.901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9.6cm" svg:height="9.6cm" svg:x="4.2cm" svg:y="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6cm" svg:height="9.6cm" svg:x="14.9cm" svg:y="5.2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4" draw:layer="layout" svg:width="25.499cm" svg:height="11.799cm" svg:x="3.1cm" svg:y="4.1cm" svg:viewBox="0 0 25500 11800" svg:d="M12196 10308c1 1 2 1 4 1h11800c2 0 3 0 5-1 1-1 2-2 3-3 1-2 1-3 1-5v-8800c0-2 0-3-1-4-1-2-2-3-3-4-2-1-3-1-5-1h-11800c-2 0-3 0-4 1-2 1-3 2-4 4-1 1-1 2-1 4v8800c0 2 0 3 1 5 1 1 2 2 4 3zM1296 10508c1 1 2 1 4 1h9200c2 0 3 0 5-1 1-1 2-2 3-3 1-2 1-3 1-5v-9200c0-2 0-3-1-4-1-2-2-3-3-4-2-1-3-1-5-1h-9200c-2 0-3 0-4 1-2 1-3 2-4 4-1 1-1 2-1 4v9200c0 2 0 3 1 5 1 1 2 2 4 3zM0 11550v-11300l250-250h25000l250 250v11300l-250 250h-25000z">
          <text:p/>
        </draw:path>
        <draw:measure draw:style-name="gr5" draw:text-style-name="P5" draw:layer="measurelines" svg:x1="14.9cm" svg:y1="4cm" svg:x2="27.5cm" svg:y2="4cm">
          <text:p text:style-name="P5"><text:span text:style-name="T1">126mm (black frame around e-paper display)</text:span></text:p>
        </draw:measure>
        <draw:measure draw:style-name="gr6" draw:text-style-name="P5" draw:layer="layout" svg:x1="2.95cm" svg:y1="14.8cm" svg:x2="2.95cm" svg:y2="5.2cm">
          <text:p text:style-name="P5"><text:span text:style-name="T1"><text:measure text:kind="gap"/></text:span><text:span text:style-name="T1"><text:s/></text:span><text:span text:style-name="T1">96mm (black frame of ammeter)</text:span></text:p>
        </draw:measure>
        <draw:path draw:style-name="gr7" draw:text-style-name="P6" draw:layer="layout" svg:width="25.499cm" svg:height="11.799cm" svg:x="3.1cm" svg:y="4.1cm" svg:viewBox="0 0 25500 11800" svg:d="M250 0h25000zM0 11550v-11300zM250 11800l-250-250zM0 250l250-250zM25500 11550v-11300zM25250 11800l250-250zM25500 250l-250-250zM250 11800h25000z">
          <text:p/>
        </draw:path>
        <draw:measure draw:style-name="gr8" draw:text-style-name="P5" draw:layer="layout" svg:x1="3.1cm" svg:y1="3.047cm" svg:x2="28.6cm" svg:y2="3.047cm">
          <text:p text:style-name="P5"><text:span text:style-name="T1"><text:measure text:kind="gap"/></text:span><text:span text:style-name="T1"><text:s/></text:span><text:span text:style-name="T1">255mm</text:span></text:p>
        </draw:measure>
        <draw:measure draw:style-name="gr9" draw:text-style-name="P5" draw:layer="layout" svg:x1="4.2cm" svg:y1="4cm" svg:x2="13.8cm" svg:y2="4cm">
          <text:p text:style-name="P5"><text:span text:style-name="T1"><text:measure text:kind="gap"/></text:span><text:span text:style-name="T1"><text:s/></text:span><text:span text:style-name="T1">96mm (black frame of ammeter)</text:span></text:p>
        </draw:measure>
        <draw:measure draw:style-name="gr10" draw:text-style-name="P5" draw:layer="layout" svg:x1="1.847cm" svg:y1="15.9cm" svg:x2="1.847cm" svg:y2="4.1cm">
          <text:p text:style-name="P5"><text:span text:style-name="T1"><text:measure text:kind="gap"/></text:span><text:span text:style-name="T1"><text:s/></text:span><text:span text:style-name="T1">118mm</text:span></text:p>
        </draw:measure>
        <draw:custom-shape draw:style-name="gr11" draw:text-style-name="P8" draw:layer="layout" svg:width="2.1cm" svg:height="0.5cm" svg:x="24.35cm" svg:y="16.749cm">
          <text:p text:style-name="P7"><text:span text:style-name="T2">Rubber pad</text:span></text:p>
          <draw:enhanced-geometry svg:viewBox="0 0 21600 21600" draw:glue-points="10800 0 0 10800 10800 21600 21600 10800 ?f40 ?f41" draw:text-areas="0 0 21600 21600" draw:type="rectangular-callout" draw:modifiers="23183.2460732984 -25738.92215568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9.6cm" svg:height="9.6cm" svg:x="4.2cm" svg:y="5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2.6cm" svg:height="9.6cm" svg:x="14.9cm" svg:y="5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0" draw:layer="layout" svg:width="9.2cm" svg:height="9.2cm" svg:x="4.4cm" svg:y="5.4cm">
          <text:p text:style-name="P9"><text:span text:style-name="T3">Cutout for</text:span><text:span text:style-name="T3"><text:line-break/></text:span><text:span text:style-name="T3">analog ammeter</text:span><text:span text:style-name="T3"><text:line-break/></text:span><text:span text:style-name="T3"><text:line-break/></text:span><text:span text:style-name="T3">approx. 92 </text:span><text:span text:style-name="T4">×</text:span><text:span text:style-name="T3"> 92mm</text:span></text:p>
          <text:p text:style-name="P9"><text:span text:style-name="T3"/></text:p>
          <text:p text:style-name="P9"><text:span text:style-name="T3">(Please measure!)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" draw:text-style-name="P12" draw:layer="layout" svg:width="11.8cm" svg:height="8.8cm" svg:x="15.3cm" svg:y="5.6cm">
          <text:p text:style-name="P11"><text:span text:style-name="T5">Cutout for</text:span><text:span text:style-name="T5"><text:line-break/></text:span><text:span text:style-name="T5">5.83" e-paper display</text:span><text:span text:style-name="T5"><text:line-break/></text:span><text:span text:style-name="T5"><text:line-break/></text:span><text:span text:style-name="T5">118 </text:span><text:span text:style-name="T6">×</text:span><text:span text:style-name="T7"> 88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layout" svg:width="3cm" svg:height="0.5cm" svg:x="0.85cm" svg:y="16.5cm">
          <text:p text:style-name="P13"><text:span text:style-name="T8">Chamfer (2.5mm)</text:span></text:p>
          <draw:enhanced-geometry svg:viewBox="0 0 21600 21600" draw:glue-points="10800 0 0 10800 10800 21600 21600 10800 ?f40 ?f41" draw:text-areas="0 0 21600 21600" draw:type="rectangular-callout" draw:modifiers="16734.4218593802 -28756.88622754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8" draw:layer="layout" svg:width="3.2cm" svg:height="1cm" svg:x="24.85cm" svg:y="12.508cm">
          <text:p text:style-name="P7"><text:span text:style-name="T2">11mm space from</text:span><text:span text:style-name="T2"><text:line-break/></text:span><text:span text:style-name="T2">black fram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2322.0243673852 -17500.09990009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8" draw:layer="layout" svg:width="3.7cm" svg:height="1cm" svg:x="14.05cm" svg:y="12.508cm">
          <text:p text:style-name="P7"><text:span text:style-name="T2">11mm space between</text:span><text:span text:style-name="T2"><text:line-break/></text:span><text:span text:style-name="T2">black frames</text:span></text:p>
          <draw:enhanced-geometry svg:viewBox="0 0 21600 21600" draw:glue-points="10800 0 0 10800 10800 21600 21600 10800 ?f40 ?f41" draw:text-areas="0 0 21600 21600" draw:type="rectangular-callout" draw:modifiers="1791.73196433396 -21276.32367632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" draw:text-style-name="P15" draw:layer="layout" svg:width="29cm" svg:height="1cm" svg:x="0.35cm" svg:y="17cm">
          <draw:text-box>
            <text:p><text:span text:style-name="T9">Front panel of the box</text:span></text:p>
          </draw:text-box>
        </draw:frame>
      </draw:page>
      <draw:page draw:name="page2" draw:style-name="dp1" draw:master-page-name="Standard">
        <draw:custom-shape draw:style-name="gr20" draw:text-style-name="P16" draw:layer="layout" svg:width="2cm" svg:height="2cm" svg:x="25.8cm" svg:y="4.901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2" draw:layer="layout" svg:width="2cm" svg:height="0.25cm" svg:x="3.85cm" svg:y="15.9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0.25cm" svg:x="25.85cm" svg:y="15.901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1" draw:text-style-name="P4" draw:layer="layout" svg:width="25.517cm" svg:height="11.817cm" svg:x="3.091cm" svg:y="4.092cm" svg:viewBox="0 0 25518 11818" svg:d="M805 11016c1 1 2 1 4 1h23900c2 0 3 0 5-1 1-1 2-2 3-4 1-1 1-2 1-4v-10200c0-2 0-3-1-5-1-1-2-2-3-3-2-1-3-1-5-1h-23900c-2 0-3 0-4 1-2 1-3 2-4 3-1 2-1 3-1 5v10200c0 2 0 3 1 4 1 2 2 3 4 4zM1 11564c-1-2-1-3-1-5v-11300c0-2 0-3 1-4s1-2 2-2l250-250c0-1 1-1 2-2s2-1 4-1h25000c2 0 3 0 5 1 0 1 1 1 1 2l250 250c1 0 1 1 2 2s1 2 1 4v11300c0 2 0 3-1 5-1 0-1 1-2 1l-250 250c0 1-1 1-1 2-2 1-3 1-5 1h-25000c-2 0-3 0-4-1s-2-1-2-2l-250-250c-1 0-1-1-2-1z">
          <text:p/>
        </draw:path>
        <draw:custom-shape draw:style-name="gr20" draw:text-style-name="P16" draw:layer="layout" svg:width="2cm" svg:height="2cm" svg:x="3.9cm" svg:y="4.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measure draw:style-name="gr22" draw:text-style-name="P5" draw:layer="layout" svg:x1="3.1cm" svg:y1="3.047cm" svg:x2="28.6cm" svg:y2="3.047cm">
          <text:p text:style-name="P5"><text:span text:style-name="T1"><text:measure text:kind="gap"/></text:span><text:span text:style-name="T1"><text:s/></text:span><text:span text:style-name="T1">255mm</text:span></text:p>
        </draw:measure>
        <draw:measure draw:style-name="gr23" draw:text-style-name="P5" draw:layer="layout" svg:x1="1.847cm" svg:y1="15.9cm" svg:x2="1.847cm" svg:y2="4.1cm">
          <text:p text:style-name="P5"><text:span text:style-name="T1"><text:measure text:kind="gap"/></text:span><text:span text:style-name="T1"><text:s/></text:span><text:span text:style-name="T1">118mm</text:span></text:p>
        </draw:measure>
        <draw:custom-shape draw:style-name="gr24" draw:text-style-name="P16" draw:layer="layout" svg:width="2cm" svg:height="2cm" svg:x="3.9cm" svg:y="13.10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16" draw:layer="layout" svg:width="2cm" svg:height="2cm" svg:x="25.8cm" svg:y="13.102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25" draw:text-style-name="P17" draw:layer="layout" svg:x1="27.8cm" svg:y1="4.9cm" svg:x2="28.48cm" svg:y2="4.22cm">
          <text:p/>
        </draw:line>
        <draw:line draw:style-name="gr25" draw:text-style-name="P17" draw:layer="layout" svg:x1="28.48cm" svg:y1="15.78cm" svg:x2="27.8cm" svg:y2="15.1cm">
          <text:p/>
        </draw:line>
        <draw:line draw:style-name="gr25" draw:text-style-name="P17" draw:layer="layout" svg:x1="3.9cm" svg:y1="4.9cm" svg:x2="3.22cm" svg:y2="4.22cm">
          <text:p/>
        </draw:line>
        <draw:line draw:style-name="gr25" draw:text-style-name="P17" draw:layer="layout" svg:x1="3.22cm" svg:y1="15.78cm" svg:x2="3.9cm" svg:y2="15.1cm">
          <text:p/>
        </draw:line>
        <draw:path draw:style-name="gr26" draw:text-style-name="P18" draw:layer="layout" svg:width="13.767cm" svg:height="0.318cm" svg:x="14.341cm" svg:y="4.591cm" svg:viewBox="0 0 13768 319" svg:d="M5 317c-2-1-3-2-4-3-1-2-1-3-1-5v-300c0-2 0-3 1-4 1-2 2-3 4-4 1-1 2-1 4-1h13449 1 300c2 0 3 0 5 1 1 1 2 2 3 4 1 1 1 2 1 4s0 3-1 5c-1 0-1 1-2 1l-301 301c0 1-1 1-1 2-2 1-3 1-5 1-1 0-3 0-4-1h-13445c-2 0-3 0-4-1z">
          <text:p/>
        </draw:path>
        <draw:custom-shape draw:style-name="gr27" draw:text-style-name="P8" draw:layer="layout" svg:width="6.5cm" svg:height="2.6cm" svg:x="15.35cm" svg:y="6.8cm">
          <text:p text:style-name="P7"><text:span text:style-name="T2">Remove a small strip on the front 10mm</text:span><text:span text:style-name="T2"><text:line-break/></text:span><text:span text:style-name="T2">with a router so that the display has</text:span><text:span text:style-name="T2"><text:line-break/></text:span><text:span text:style-name="T2">enough space at the top. (Top border</text:span><text:span text:style-name="T2"><text:line-break/></text:span><text:span text:style-name="T2">of display is thicker than bottom border.</text:span><text:span text:style-name="T2"><text:line-break/></text:span><text:span text:style-name="T2">Furthermore, the display has a ribbon</text:span><text:span text:style-name="T2"><text:line-break/></text:span><text:span text:style-name="T2">cable on top.)</text:span></text:p>
          <draw:enhanced-geometry svg:viewBox="0 0 21600 21600" draw:glue-points="10800 0 0 10800 10800 21600 21600 10800 ?f40 ?f41" draw:text-areas="0 0 21600 21600" draw:type="rectangular-callout" draw:modifiers="19712.7826488233 -17298.26989619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8" draw:layer="layout" svg:width="2.1cm" svg:height="0.5cm" svg:x="24.35cm" svg:y="16.75cm">
          <text:p text:style-name="P7"><text:span text:style-name="T2">Rubber pad</text:span></text:p>
          <draw:enhanced-geometry svg:viewBox="0 0 21600 21600" draw:glue-points="10800 0 0 10800 10800 21600 21600 10800 ?f40 ?f41" draw:text-areas="0 0 21600 21600" draw:type="rectangular-callout" draw:modifiers="23183.2460732984 -25738.92215568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8" draw:layer="layout" svg:width="6.5cm" svg:height="1.5cm" svg:x="20.1cm" svg:y="12.25cm">
          <text:p text:style-name="P7"><text:span text:style-name="T2">Small triangles in the corners, 9mm from</text:span><text:span text:style-name="T2"><text:line-break/></text:span><text:span text:style-name="T2">the back, so that the removable back</text:span><text:span text:style-name="T2"><text:line-break/></text:span><text:span text:style-name="T2">panel does not protrude from the box.</text:span></text:p>
          <draw:enhanced-geometry svg:viewBox="0 0 21600 21600" draw:glue-points="10800 0 0 10800 10800 21600 21600 10800 ?f40 ?f41" draw:text-areas="0 0 21600 21600" draw:type="rectangular-callout" draw:modifiers="23234.7023534841 32982.81145902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9" draw:layer="layout" svg:width="0.8cm" svg:height="10.2cm" svg:x="13.8cm" svg:y="4.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5cm" svg:height="1.5cm" svg:x="8.1cm" svg:y="10.5cm">
          <text:p text:style-name="P7"><text:span text:style-name="T2">Separator between analog</text:span><text:span text:style-name="T2"><text:line-break/></text:span><text:span text:style-name="T2">ammeter and e-paper display.</text:span><text:span text:style-name="T2"><text:line-break/></text:span><text:span text:style-name="T2">Only about 20mm deep.</text:span></text:p>
          <draw:enhanced-geometry svg:viewBox="0 0 21600 21600" draw:glue-points="10800 0 0 10800 10800 21600 21600 10800 ?f40 ?f41" draw:text-areas="0 0 21600 21600" draw:type="rectangular-callout" draw:modifiers="26726.8146370726 -19614.12391738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" draw:text-style-name="P15" draw:layer="layout" svg:width="29cm" svg:height="1cm" svg:x="0.35cm" svg:y="17cm">
          <draw:text-box>
            <text:p><text:span text:style-name="T9">Front view of the body of the box</text:span></text:p>
          </draw:text-box>
        </draw:frame>
        <draw:g>
          <draw:custom-shape draw:style-name="gr32" draw:text-style-name="P20" draw:layer="layout" svg:width="1.6cm" svg:height="0.1cm" svg:x="21.55cm" svg:y="4.005cm">
            <text:p/>
            <draw:enhanced-geometry svg:viewBox="0 0 21600 21600" draw:mirror-vertical="true" draw:glue-points="?f6 10800 10800 21600 ?f5 10800 10800 0" draw:text-areas="?f3 ?f3 ?f4 ?f4" draw:type="trapezoid" draw:modifiers="1208.7941372418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20" draw:layer="layout" svg:width="1.2cm" svg:height="0.2cm" svg:x="21.75cm" svg:y="3.805cm">
            <text:p/>
            <draw:enhanced-geometry svg:viewBox="0 0 21600 21600" draw:type="rectangle" draw:enhanced-path="M 0 0 L 21600 0 21600 21600 0 21600 0 0 Z N"/>
          </draw:custom-shape>
          <draw:line draw:style-name="gr34" draw:text-style-name="P17" draw:layer="layout" svg:x1="21.85cm" svg:y1="4.105cm" svg:x2="21.85cm" svg:y2="4.905cm">
            <text:p/>
          </draw:line>
          <draw:line draw:style-name="gr34" draw:text-style-name="P17" draw:layer="layout" svg:x1="22.85cm" svg:y1="4.105cm" svg:x2="22.85cm" svg:y2="4.905cm">
            <text:p/>
          </draw:line>
          <draw:line draw:style-name="gr35" draw:text-style-name="P17" draw:layer="layout" svg:x1="22.65cm" svg:y1="5.505cm" svg:x2="22.65cm" svg:y2="5.705cm">
            <text:p/>
          </draw:line>
          <draw:line draw:style-name="gr35" draw:text-style-name="P17" draw:layer="layout" svg:x1="22.05cm" svg:y1="5.505cm" svg:x2="22.05cm" svg:y2="5.705cm">
            <text:p/>
          </draw:line>
          <draw:custom-shape draw:style-name="gr36" draw:text-style-name="P20" draw:layer="layout" svg:width="1cm" svg:height="0.6cm" svg:x="21.85cm" svg:y="4.9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2" draw:text-style-name="P20" draw:layer="layout" svg:width="1.6cm" svg:height="0.1cm" svg:x="24.55cm" svg:y="4cm">
            <text:p/>
            <draw:enhanced-geometry svg:viewBox="0 0 21600 21600" draw:mirror-vertical="true" draw:glue-points="?f6 10800 10800 21600 ?f5 10800 10800 0" draw:text-areas="?f3 ?f3 ?f4 ?f4" draw:type="trapezoid" draw:modifiers="1208.7941372418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20" draw:layer="layout" svg:width="1.2cm" svg:height="0.2cm" svg:x="24.75cm" svg:y="3.8cm">
            <text:p/>
            <draw:enhanced-geometry svg:viewBox="0 0 21600 21600" draw:type="rectangle" draw:enhanced-path="M 0 0 L 21600 0 21600 21600 0 21600 0 0 Z N"/>
          </draw:custom-shape>
          <draw:line draw:style-name="gr34" draw:text-style-name="P17" draw:layer="layout" svg:x1="24.85cm" svg:y1="4.1cm" svg:x2="24.85cm" svg:y2="4.9cm">
            <text:p/>
          </draw:line>
          <draw:line draw:style-name="gr34" draw:text-style-name="P17" draw:layer="layout" svg:x1="25.85cm" svg:y1="4.1cm" svg:x2="25.85cm" svg:y2="4.9cm">
            <text:p/>
          </draw:line>
          <draw:line draw:style-name="gr35" draw:text-style-name="P17" draw:layer="layout" svg:x1="25.65cm" svg:y1="5.5cm" svg:x2="25.65cm" svg:y2="5.7cm">
            <text:p/>
          </draw:line>
          <draw:line draw:style-name="gr35" draw:text-style-name="P17" draw:layer="layout" svg:x1="25.05cm" svg:y1="5.5cm" svg:x2="25.05cm" svg:y2="5.7cm">
            <text:p/>
          </draw:line>
          <draw:custom-shape draw:style-name="gr36" draw:text-style-name="P20" draw:layer="layout" svg:width="1cm" svg:height="0.6cm" svg:x="24.85cm" svg:y="4.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2" draw:text-style-name="P20" draw:layer="layout" svg:width="1.6cm" svg:height="0.1cm" svg:x="15.55cm" svg:y="4.01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208.7941372418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20" draw:layer="layout" svg:width="1.2cm" svg:height="0.2cm" svg:x="15.75cm" svg:y="3.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4" draw:text-style-name="P17" draw:layer="layout" svg:x1="15.85cm" svg:y1="4.11cm" svg:x2="15.85cm" svg:y2="4.91cm">
            <text:p/>
          </draw:line>
          <draw:line draw:style-name="gr34" draw:text-style-name="P17" draw:layer="layout" svg:x1="16.85cm" svg:y1="4.11cm" svg:x2="16.85cm" svg:y2="4.91cm">
            <text:p/>
          </draw:line>
          <draw:line draw:style-name="gr35" draw:text-style-name="P17" draw:layer="layout" svg:x1="16.65cm" svg:y1="5.51cm" svg:x2="16.65cm" svg:y2="5.71cm">
            <text:p/>
          </draw:line>
          <draw:line draw:style-name="gr35" draw:text-style-name="P17" draw:layer="layout" svg:x1="16.05cm" svg:y1="5.51cm" svg:x2="16.05cm" svg:y2="5.71cm">
            <text:p/>
          </draw:line>
          <draw:custom-shape draw:style-name="gr36" draw:text-style-name="P20" draw:layer="layout" svg:width="1cm" svg:height="0.6cm" svg:x="15.85cm" svg:y="4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2" draw:text-style-name="P20" draw:layer="layout" svg:width="1.6cm" svg:height="0.1cm" svg:x="18.55cm" svg:y="4.015cm">
            <text:p/>
            <draw:enhanced-geometry svg:viewBox="0 0 21600 21600" draw:mirror-vertical="true" draw:glue-points="?f6 10800 10800 21600 ?f5 10800 10800 0" draw:text-areas="?f3 ?f3 ?f4 ?f4" draw:type="trapezoid" draw:modifiers="1208.7941372418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20" draw:layer="layout" svg:width="1.2cm" svg:height="0.2cm" svg:x="18.75cm" svg:y="3.815cm">
            <text:p/>
            <draw:enhanced-geometry svg:viewBox="0 0 21600 21600" draw:type="rectangle" draw:enhanced-path="M 0 0 L 21600 0 21600 21600 0 21600 0 0 Z N"/>
          </draw:custom-shape>
          <draw:line draw:style-name="gr34" draw:text-style-name="P17" draw:layer="layout" svg:x1="18.85cm" svg:y1="4.115cm" svg:x2="18.85cm" svg:y2="4.915cm">
            <text:p/>
          </draw:line>
          <draw:line draw:style-name="gr34" draw:text-style-name="P17" draw:layer="layout" svg:x1="19.85cm" svg:y1="4.115cm" svg:x2="19.85cm" svg:y2="4.915cm">
            <text:p/>
          </draw:line>
          <draw:line draw:style-name="gr35" draw:text-style-name="P17" draw:layer="layout" svg:x1="19.65cm" svg:y1="5.515cm" svg:x2="19.65cm" svg:y2="5.715cm">
            <text:p/>
          </draw:line>
          <draw:line draw:style-name="gr35" draw:text-style-name="P17" draw:layer="layout" svg:x1="19.05cm" svg:y1="5.515cm" svg:x2="19.05cm" svg:y2="5.715cm">
            <text:p/>
          </draw:line>
          <draw:custom-shape draw:style-name="gr36" draw:text-style-name="P20" draw:layer="layout" svg:width="1cm" svg:height="0.6cm" svg:x="18.85cm" svg:y="4.915cm">
            <text:p/>
            <draw:enhanced-geometry svg:viewBox="0 0 21600 21600" draw:type="rectangle" draw:enhanced-path="M 0 0 L 21600 0 21600 21600 0 21600 0 0 Z N"/>
          </draw:custom-shape>
        </draw:g>
        <draw:custom-shape draw:style-name="gr37" draw:text-style-name="P8" draw:layer="layout" svg:width="3cm" svg:height="0.5cm" svg:x="15.85cm" svg:y="2.75cm">
          <text:p text:style-name="P7"><text:span text:style-name="T2">Pushbutton switch</text:span></text:p>
          <draw:enhanced-geometry svg:viewBox="0 0 21600 21600" draw:glue-points="10800 0 0 10800 10800 21600 21600 10800 ?f40 ?f41" draw:text-areas="0 0 21600 21600" draw:type="rectangular-callout" draw:modifiers="3901.09963345551 46735.32934131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4" draw:layer="layout" svg:width="3cm" svg:height="0.5cm" svg:x="0.851cm" svg:y="16.567cm">
          <text:p text:style-name="P13"><text:span text:style-name="T8">Chamfer (2.5mm)</text:span></text:p>
          <draw:enhanced-geometry svg:viewBox="0 0 21600 21600" draw:glue-points="10800 0 0 10800 10800 21600 21600 10800 ?f40 ?f41" draw:text-areas="0 0 21600 21600" draw:type="rectangular-callout" draw:modifiers="16734.4218593802 -28756.88622754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hatch draw:name="Yellow_20_45_20_Degrees_20_Crossed" draw:display-name="Yellow 45 Degrees Crossed" draw:style="double" draw:color="#ffbf00" draw:distance="0.41cm" draw:rotation="450"/>
    <draw:marker draw:name="Arrow" svg:viewBox="0 0 20 30" svg:d="M10 0l-10 30h20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.5cm" fo:margin-left="0.35cm" fo:margin-right="0.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3-03T13:29:27.842000000</dc:date>
    <meta:editing-duration>PT1H57M49S</meta:editing-duration>
    <meta:editing-cycles>6</meta:editing-cycles>
    <meta:generator>LibreOffice/7.0.5.2$Windows_X86_64 LibreOffice_project/64390860c6cd0aca4beafafcfd84613dd9dfb63a</meta:generator>
    <meta:document-statistic meta:object-count="74"/>
  </office:meta>
</office:document-meta>
</file>